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8.03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1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10.206" calcext:value-type="float">
            <text:p>10,20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HEVTSP_1_1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string" calcext:value-type="string">
            <text:p>2,410</text:p>
          </table:table-cell>
          <table:table-cell office:value-type="string" calcext:value-type="string">
            <text:p>2,41</text:p>
          </table:table-cell>
        </table:table-row>
        <table:table-row table:style-name="ro1">
          <table:table-cell office:value-type="string" calcext:value-type="string">
            <text:p>HEVTSP_1_1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8.456" calcext:value-type="float">
            <text:p>8,456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string" calcext:value-type="string">
            <text:p>HEVTSP_1_1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3.434" calcext:value-type="float">
            <text:p>3,434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HEVTSP_1_1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1.975" calcext:value-type="float">
            <text:p>1,9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HEVTSP_1_1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2.747" calcext:value-type="float">
            <text:p>2,747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string" calcext:value-type="string">
            <text:p>HEVTSP_1_1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98.18 1598.18 1598.18 1598.18 1598.18</text:p>
          </table:table-cell>
          <table:table-cell table:number-columns-repeated="2" office:value-type="string" calcext:value-type="string">
            <text:p>1598,2</text:p>
          </table:table-cell>
          <table:table-cell office:value-type="float" office:value="5.053" calcext:value-type="float">
            <text:p>5,053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HEVTSP_1_1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7.85 1607.85 1607.85 1607.85 1607.85</text:p>
          </table:table-cell>
          <table:table-cell table:number-columns-repeated="2" office:value-type="string" calcext:value-type="string">
            <text:p>1607,8</text:p>
          </table:table-cell>
          <table:table-cell office:value-type="float" office:value="0.896" calcext:value-type="float">
            <text:p>0,8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7.85 1607.85 1607.85 1607.85 1607.85</text:p>
          </table:table-cell>
          <table:table-cell table:number-columns-repeated="2" office:value-type="string" calcext:value-type="string">
            <text:p>1607,8</text:p>
          </table:table-cell>
          <table:table-cell office:value-type="float" office:value="0.377" calcext:value-type="float">
            <text:p>0,3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7.85 1607.85 1607.85 1607.85 1607.85</text:p>
          </table:table-cell>
          <table:table-cell table:number-columns-repeated="2" office:value-type="string" calcext:value-type="string">
            <text:p>1607,8</text:p>
          </table:table-cell>
          <table:table-cell office:value-type="float" office:value="0.352" calcext:value-type="float">
            <text:p>0,3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7.85 1607.85 1607.85 1607.85 1607.85</text:p>
          </table:table-cell>
          <table:table-cell table:number-columns-repeated="2" office:value-type="string" calcext:value-type="string">
            <text:p>1607,8</text:p>
          </table:table-cell>
          <table:table-cell office:value-type="float" office:value="0.354" calcext:value-type="float">
            <text:p>0,3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7.85 1607.85 1607.85 1607.85 1607.85</text:p>
          </table:table-cell>
          <table:table-cell table:number-columns-repeated="2" office:value-type="string" calcext:value-type="string">
            <text:p>1607,8</text:p>
          </table:table-cell>
          <table:table-cell office:value-type="float" office:value="0.319" calcext:value-type="float">
            <text:p>0,3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78.90 1478.90 1478.90 1478.90 1478.90</text:p>
          </table:table-cell>
          <table:table-cell table:number-columns-repeated="2" office:value-type="string" calcext:value-type="string">
            <text:p>1478,9</text:p>
          </table:table-cell>
          <table:table-cell office:value-type="float" office:value="2.344" calcext:value-type="float">
            <text:p>2,344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HEVTSP_1_1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40.06 1531.45 1532.95 1531.45</text:p>
          </table:table-cell>
          <table:table-cell office:value-type="string" calcext:value-type="string">
            <text:p>1531,4</text:p>
          </table:table-cell>
          <table:table-cell office:value-type="string" calcext:value-type="string">
            <text:p>1533,5</text:p>
          </table:table-cell>
          <table:table-cell office:value-type="float" office:value="28.932" calcext:value-type="float">
            <text:p>28,932</text:p>
          </table:table-cell>
          <table:table-cell office:value-type="float" office:value="44256" calcext:value-type="float">
            <text:p>44256</text:p>
          </table:table-cell>
        </table:table-row>
        <table:table-row table:style-name="ro1">
          <table:table-cell office:value-type="string" calcext:value-type="string">
            <text:p>HEVTSP_1_1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0.481" calcext:value-type="float">
            <text:p>0,48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EVTSP_1_1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2.235" calcext:value-type="float">
            <text:p>2,235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HEVTSP_1_1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6.009" calcext:value-type="float">
            <text:p>6,009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string" calcext:value-type="string">
            <text:p>HEVTSP_1_1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1.803" calcext:value-type="float">
            <text:p>1,803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HEVTSP_2_1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08.15 7308.15 7308.15 7308.15 7308.15</text:p>
          </table:table-cell>
          <table:table-cell office:value-type="string" calcext:value-type="string">
            <text:p>7308,2</text:p>
          </table:table-cell>
          <table:table-cell office:value-type="string" calcext:value-type="string">
            <text:p>7308,1</text:p>
          </table:table-cell>
          <table:table-cell office:value-type="float" office:value="3.066" calcext:value-type="float">
            <text:p>3,066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HEVTSP_2_1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14.32 7314.32 7314.32 7314.32 7314.32</text:p>
          </table:table-cell>
          <table:table-cell table:number-columns-repeated="2" office:value-type="string" calcext:value-type="string">
            <text:p>7314,3</text:p>
          </table:table-cell>
          <table:table-cell office:value-type="float" office:value="7.616" calcext:value-type="float">
            <text:p>7,616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string" calcext:value-type="string">
            <text:p>HEVTSP_2_1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29.18 7329.18 7329.18 7329.18 7329.18</text:p>
          </table:table-cell>
          <table:table-cell table:number-columns-repeated="2" office:value-type="string" calcext:value-type="string">
            <text:p>7329,2</text:p>
          </table:table-cell>
          <table:table-cell office:value-type="float" office:value="0.345" calcext:value-type="float">
            <text:p>0,34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HEVTSP_2_1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14.32 7314.32 7314.32 7314.32 7314.32</text:p>
          </table:table-cell>
          <table:table-cell table:number-columns-repeated="2" office:value-type="string" calcext:value-type="string">
            <text:p>7314,3</text:p>
          </table:table-cell>
          <table:table-cell office:value-type="float" office:value="2.485" calcext:value-type="float">
            <text:p>2,485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string" calcext:value-type="string">
            <text:p>HEVTSP_2_1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14.32 7314.32 7314.32 7314.32 7314.32</text:p>
          </table:table-cell>
          <table:table-cell table:number-columns-repeated="2" office:value-type="string" calcext:value-type="string">
            <text:p>7314,3</text:p>
          </table:table-cell>
          <table:table-cell office:value-type="float" office:value="3.372" calcext:value-type="float">
            <text:p>3,372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string" calcext:value-type="string">
            <text:p>HEVTSP_2_1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29.18 7329.18 7329.18 7329.18 7329.18</text:p>
          </table:table-cell>
          <table:table-cell table:number-columns-repeated="2" office:value-type="string" calcext:value-type="string">
            <text:p>7329,2</text:p>
          </table:table-cell>
          <table:table-cell office:value-type="float" office:value="0.431" calcext:value-type="float">
            <text:p>0,43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HEVTSP_2_1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969" calcext:value-type="float">
            <text:p>0,96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HEVTSP_2_1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357" calcext:value-type="float">
            <text:p>0,35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HEVTSP_2_1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343" calcext:value-type="float">
            <text:p>0,34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EVTSP_2_1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643" calcext:value-type="float">
            <text:p>0,64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HEVTSP_2_1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508" calcext:value-type="float">
            <text:p>0,50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HEVTSP_2_1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393" calcext:value-type="float">
            <text:p>0,39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HEVTSP_2_1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string" calcext:value-type="string">
            <text:p>21,570</text:p>
          </table:table-cell>
          <table:table-cell office:value-type="string" calcext:value-type="string">
            <text:p>21,57</text:p>
          </table:table-cell>
        </table:table-row>
        <table:table-row table:style-name="ro1">
          <table:table-cell office:value-type="string" calcext:value-type="string">
            <text:p>HEVTSP_2_1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7.756" calcext:value-type="float">
            <text:p>7,756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string" calcext:value-type="string">
            <text:p>HEVTSP_2_1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string" calcext:value-type="string">
            <text:p>2,970</text:p>
          </table:table-cell>
          <table:table-cell office:value-type="string" calcext:value-type="string">
            <text:p>2,97</text:p>
          </table:table-cell>
        </table:table-row>
        <table:table-row table:style-name="ro1">
          <table:table-cell office:value-type="string" calcext:value-type="string">
            <text:p>HEVTSP_2_1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973" calcext:value-type="float">
            <text:p>1,97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HEVTSP_2_1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5.187" calcext:value-type="float">
            <text:p>5,187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HEVTSP_2_1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string" calcext:value-type="string">
            <text:p>2,060</text:p>
          </table:table-cell>
          <table:table-cell office:value-type="string" calcext:value-type="string">
            <text:p>2,06</text:p>
          </table:table-cell>
        </table:table-row>
        <table:table-row table:style-name="ro1">
          <table:table-cell office:value-type="string" calcext:value-type="string">
            <text:p>HEVTSP_3_10_1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47.22 12747.22 12747.22 12747.22 12747.22</text:p>
          </table:table-cell>
          <table:table-cell table:number-columns-repeated="2" office:value-type="string" calcext:value-type="string">
            <text:p>12747,2</text:p>
          </table:table-cell>
          <table:table-cell office:value-type="float" office:value="7.214" calcext:value-type="float">
            <text:p>7,214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string" calcext:value-type="string">
            <text:p>HEVTSP_3_10_1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1.052" calcext:value-type="float">
            <text:p>1,05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HEVTSP_3_10_1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0.558" calcext:value-type="float">
            <text:p>0,55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HEVTSP_3_10_1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1.071" calcext:value-type="float">
            <text:p>1,07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HEVTSP_3_10_1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3.214" calcext:value-type="float">
            <text:p>3,214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HEVTSP_3_10_1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2.097" calcext:value-type="float">
            <text:p>2,09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HEVTSP_3_10_2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25.88 12725.88 12725.88 12725.88 12725.88</text:p>
          </table:table-cell>
          <table:table-cell table:number-columns-repeated="2" office:value-type="string" calcext:value-type="string">
            <text:p>12725,9</text:p>
          </table:table-cell>
          <table:table-cell office:value-type="float" office:value="11.004" calcext:value-type="float">
            <text:p>11,004</text:p>
          </table:table-cell>
          <table:table-cell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HEVTSP_3_10_2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6.008" calcext:value-type="float">
            <text:p>6,008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string" calcext:value-type="string">
            <text:p>HEVTSP_3_10_2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4.769" calcext:value-type="float">
            <text:p>4,76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HEVTSP_3_10_2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1.891" calcext:value-type="float">
            <text:p>1,891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HEVTSP_3_10_2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0.689" calcext:value-type="float">
            <text:p>0,68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EVTSP_3_10_2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string" calcext:value-type="string">
            <text:p>0,850</text:p>
          </table:table-cell>
          <table:table-cell office:value-type="string" calcext:value-type="string">
            <text:p>0,85</text:p>
          </table:table-cell>
        </table:table-row>
        <table:table-row table:style-name="ro1">
          <table:table-cell office:value-type="string" calcext:value-type="string">
            <text:p>HEVTSP_3_10_3_TW_0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23.381" calcext:value-type="float">
            <text:p>23,381</text:p>
          </table:table-cell>
          <table:table-cell office:value-type="float" office:value="23381" calcext:value-type="float">
            <text:p>23381</text:p>
          </table:table-cell>
        </table:table-row>
        <table:table-row table:style-name="ro1">
          <table:table-cell office:value-type="string" calcext:value-type="string">
            <text:p>HEVTSP_3_10_3_TW_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12.456" calcext:value-type="float">
            <text:p>12,456</text:p>
          </table:table-cell>
          <table:table-cell office:value-type="float" office:value="12456" calcext:value-type="float">
            <text:p>12456</text:p>
          </table:table-cell>
        </table:table-row>
        <table:table-row table:style-name="ro1">
          <table:table-cell office:value-type="string" calcext:value-type="string">
            <text:p>HEVTSP_3_10_3_TW_2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7.373" calcext:value-type="float">
            <text:p>7,373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string" calcext:value-type="string">
            <text:p>HEVTSP_3_10_3_TW_3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3.119" calcext:value-type="float">
            <text:p>3,119</text:p>
          </table:table-cell>
          <table:table-cell office:value-type="string" calcext:value-type="string">
            <text:p>3,12</text:p>
          </table:table-cell>
        </table:table-row>
        <table:table-row table:style-name="ro1">
          <table:table-cell office:value-type="string" calcext:value-type="string">
            <text:p>HEVTSP_3_10_3_TW_4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7.932" calcext:value-type="float">
            <text:p>7,932</text:p>
          </table:table-cell>
          <table:table-cell office:value-type="float" office:value="7933" calcext:value-type="float">
            <text:p>7933</text:p>
          </table:table-cell>
        </table:table-row>
        <table:table-row table:style-name="ro1">
          <table:table-cell office:value-type="string" calcext:value-type="string">
            <text:p>HEVTSP_3_10_3_TW_5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11.718" calcext:value-type="float">
            <text:p>11,718</text:p>
          </table:table-cell>
          <table:table-cell office:value-type="float" office:value="11718" calcext:value-type="float">
            <text:p>117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H2:.H55])" office:value-type="float" office:value="4.42781632653061" calcext:value-type="float">
            <text:p>4,42781632653061</text:p>
          </table:table-cell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7:50:03.792000000</dc:date>
    <meta:editing-duration>PT3M22S</meta:editing-duration>
    <meta:editing-cycles>1</meta:editing-cycles>
    <meta:document-statistic meta:table-count="1" meta:cell-count="496" meta:object-count="0"/>
    <meta:generator>LibreOffice/7.5.1.2$Windows_X86_64 LibreOffice_project/fcbaee479e84c6cd81291587d2ee68cba099e129</meta:generator>
  </office:meta>
</office:document-meta>
</file>